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text-properties officeooo:rsid="00090f86" officeooo:paragraph-rsid="004d4874"/>
    </style:style>
    <style:style style:name="P5" style:family="paragraph" style:parent-style-name="Standard">
      <style:text-properties officeooo:rsid="004e2ce4"/>
    </style:style>
    <style:style style:name="P6" style:family="paragraph" style:parent-style-name="Standard">
      <style:text-properties officeooo:rsid="00514800"/>
    </style:style>
    <style:style style:name="P7" style:family="paragraph" style:parent-style-name="Standard">
      <style:text-properties officeooo:rsid="005f96fc" officeooo:paragraph-rsid="005f96fc"/>
    </style:style>
    <style:style style:name="P8" style:family="paragraph" style:parent-style-name="Standard" style:master-page-name="">
      <style:paragraph-properties fo:orphans="0" fo:widows="0" style:page-number="auto"/>
    </style:style>
    <style:style style:name="P9" style:family="paragraph" style:parent-style-name="Text_20_body">
      <style:text-properties officeooo:rsid="00183d7a" officeooo:paragraph-rsid="004e2ce4"/>
    </style:style>
    <style:style style:name="P10" style:family="paragraph" style:parent-style-name="Text_20_body">
      <style:text-properties officeooo:paragraph-rsid="004f9f67"/>
    </style:style>
    <style:style style:name="P11" style:family="paragraph" style:parent-style-name="Text_20_body">
      <style:text-properties officeooo:paragraph-rsid="00514800"/>
    </style:style>
    <style:style style:name="P12" style:family="paragraph" style:parent-style-name="Text_20_body">
      <style:text-properties officeooo:paragraph-rsid="00548ae0"/>
    </style:style>
    <style:style style:name="P13" style:family="paragraph" style:parent-style-name="Text_20_body">
      <style:text-properties officeooo:rsid="004e2ce4" officeooo:paragraph-rsid="004e2ce4"/>
    </style:style>
    <style:style style:name="P14" style:family="paragraph" style:parent-style-name="Text_20_body">
      <style:text-properties officeooo:rsid="0059f181" officeooo:paragraph-rsid="005e2d84"/>
    </style:style>
    <style:style style:name="P15" style:family="paragraph" style:parent-style-name="Text_20_body">
      <style:text-properties officeooo:paragraph-rsid="0064f5e1"/>
    </style:style>
    <style:style style:name="P16" style:family="paragraph" style:parent-style-name="Text_20_body">
      <style:text-properties officeooo:rsid="00664f71" officeooo:paragraph-rsid="00664f71"/>
    </style:style>
    <style:style style:name="P17" style:family="paragraph" style:parent-style-name="Text_20_body">
      <style:text-properties officeooo:paragraph-rsid="005f96fc"/>
    </style:style>
    <style:style style:name="P18" style:family="paragraph" style:parent-style-name="CodeBlock">
      <style:text-properties officeooo:paragraph-rsid="00514800"/>
    </style:style>
    <style:style style:name="P19" style:family="paragraph" style:parent-style-name="CodeBlock">
      <style:text-properties officeooo:rsid="00664f71"/>
    </style:style>
    <style:style style:name="P20" style:family="paragraph" style:parent-style-name="CodeBlock">
      <style:text-properties officeooo:rsid="00664f71" officeooo:paragraph-rsid="006ccacf"/>
    </style:style>
    <style:style style:name="P21" style:family="paragraph" style:parent-style-name="CodeBlock">
      <style:text-properties officeooo:rsid="00664f71" officeooo:paragraph-rsid="006d8b6d"/>
    </style:style>
    <style:style style:name="P22" style:family="paragraph" style:parent-style-name="CodeBlock">
      <style:text-properties officeooo:rsid="00664f71" officeooo:paragraph-rsid="006f6f44"/>
    </style:style>
    <style:style style:name="P23" style:family="paragraph" style:parent-style-name="CodeBlock">
      <style:text-properties officeooo:rsid="00664f71" officeooo:paragraph-rsid="0070c824"/>
    </style:style>
    <style:style style:name="P24" style:family="paragraph" style:parent-style-name="CodeBlock">
      <style:text-properties officeooo:rsid="006ccacf" officeooo:paragraph-rsid="006ccacf"/>
    </style:style>
    <style:style style:name="P25" style:family="paragraph" style:parent-style-name="CodeBlock">
      <style:text-properties officeooo:rsid="006ccacf" officeooo:paragraph-rsid="006f6f44"/>
    </style:style>
    <style:style style:name="P26" style:family="paragraph" style:parent-style-name="CodeBlock">
      <style:text-properties officeooo:rsid="006ccacf" officeooo:paragraph-rsid="0070c824"/>
    </style:style>
    <style:style style:name="P27" style:family="paragraph" style:parent-style-name="Text_20_body">
      <style:text-properties officeooo:rsid="00664f71" officeooo:paragraph-rsid="00756915"/>
    </style:style>
    <style:style style:name="P28" style:family="paragraph" style:parent-style-name="Text_20_body">
      <style:text-properties officeooo:rsid="00664f71" officeooo:paragraph-rsid="00790860"/>
    </style:style>
    <style:style style:name="P29" style:family="paragraph" style:parent-style-name="CodeBlock">
      <style:text-properties officeooo:rsid="00756915"/>
    </style:style>
    <style:style style:name="P30" style:family="paragraph" style:parent-style-name="Heading_20_2">
      <style:text-properties officeooo:rsid="005f96fc" officeooo:paragraph-rsid="005f96fc"/>
    </style:style>
    <style:style style:name="P31" style:family="paragraph" style:parent-style-name="Heading_20_2">
      <style:paragraph-properties fo:break-before="page"/>
      <style:text-properties officeooo:rsid="004d4874" officeooo:paragraph-rsid="004d4874"/>
    </style:style>
    <style:style style:name="T1" style:family="text">
      <style:text-properties officeooo:rsid="004c2bd1"/>
    </style:style>
    <style:style style:name="T2" style:family="text">
      <style:text-properties officeooo:rsid="004e2ce4"/>
    </style:style>
    <style:style style:name="T3" style:family="text">
      <style:text-properties officeooo:rsid="004f9f67"/>
    </style:style>
    <style:style style:name="T4" style:family="text">
      <style:text-properties officeooo:rsid="00514800"/>
    </style:style>
    <style:style style:name="T5" style:family="text">
      <style:text-properties officeooo:rsid="0052fe89"/>
    </style:style>
    <style:style style:name="T6" style:family="text">
      <style:text-properties officeooo:rsid="00548ae0"/>
    </style:style>
    <style:style style:name="T7" style:family="text">
      <style:text-properties officeooo:rsid="00560bba"/>
    </style:style>
    <style:style style:name="T8" style:family="text">
      <style:text-properties officeooo:rsid="0057cab4"/>
    </style:style>
    <style:style style:name="T9" style:family="text">
      <style:text-properties officeooo:rsid="00582e3a"/>
    </style:style>
    <style:style style:name="T10" style:family="text">
      <style:text-properties officeooo:rsid="005c51f9"/>
    </style:style>
    <style:style style:name="T11" style:family="text">
      <style:text-properties officeooo:rsid="005e2d84"/>
    </style:style>
    <style:style style:name="T12" style:family="text">
      <style:text-properties officeooo:rsid="005f96fc"/>
    </style:style>
    <style:style style:name="T13" style:family="text">
      <style:text-properties officeooo:rsid="0064f5e1"/>
    </style:style>
    <style:style style:name="T14" style:family="text">
      <style:text-properties officeooo:rsid="006ccacf"/>
    </style:style>
    <style:style style:name="T15" style:family="text">
      <style:text-properties officeooo:rsid="006d8b6d"/>
    </style:style>
    <style:style style:name="T16" style:family="text">
      <style:text-properties officeooo:rsid="006f6f44"/>
    </style:style>
    <style:style style:name="T17" style:family="text">
      <style:text-properties officeooo:rsid="006fb19a"/>
    </style:style>
    <style:style style:name="T18" style:family="text">
      <style:text-properties officeooo:rsid="0070c824"/>
    </style:style>
    <style:style style:name="T19" style:family="text">
      <style:text-properties officeooo:rsid="00756915"/>
    </style:style>
    <style:style style:name="T20" style:family="text">
      <style:text-properties officeooo:rsid="00771deb"/>
    </style:style>
    <style:style style:name="T21" style:family="text">
      <style:text-properties officeooo:rsid="00790860"/>
    </style:style>
    <style:style style:name="T22" style:family="text">
      <style:text-properties officeooo:rsid="00608b9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text:span text:style-name="T1">5</text:span></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All material © 2011 DarkWyrm</text:p>
      <text:h text:style-name="P31" text:outline-level="2">Add-ons</text:h>
      <text:p text:style-name="P13">After a daunting foray into the world of threads, semaphores, and resource sharing, you will find this lesson to be a relief, even if we are still ankle-deep in the Kernel Kit. The main topic for discussion will be add-ons. Haiku add-ons are not full-fledged programs – they are more or less small shared libraries which can be loaded and unloaded while a program is running. This dynamic nature increases a program's potential flexibility by at least one order of magnitude.</text:p>
      <text:p text:style-name="P9"><text:span text:style-name="T2">Loading </text:span><text:span text:style-name="T6">and unloading </text:span><text:span text:style-name="T2">an add-on is quite simple: call </text:span><text:span text:style-name="Code"><text:span text:style-name="T2">load_add_on()</text:span></text:span><text:span text:style-name="T2"> with the appropriate path and you receive an appropriate </text:span><text:span text:style-name="Code"><text:span text:style-name="T2">image_id</text:span></text:span><text:span text:style-name="T2"> identifier </text:span><text:span text:style-name="T6">or </text:span><text:span text:style-name="Code"><text:span text:style-name="T6">unload_add_on()</text:span></text:span><text:span text:style-name="T6"> with the respective </text:span><text:span text:style-name="Code"><text:span text:style-name="T6">image_id</text:span></text:span><text:span text:style-name="T6">.</text:span></text:p>
      <text:p text:style-name="P5"/>
      <text:p text:style-name="CodeBlock"><text:span text:style-name="T2">image_id load_add_on</text:span><text:span text:style-name="symbol0_5f_cpp"><text:span text:style-name="T2">(</text:span></text:span><text:span text:style-name="keyword3_5f_cpp"><text:span text:style-name="T2">const</text:span></text:span><text:span text:style-name="T2"> </text:span><text:span text:style-name="keyword3_5f_cpp"><text:span text:style-name="T2">char</text:span></text:span><text:span text:style-name="T2"> </text:span><text:span text:style-name="symbol2_5f_cpp"><text:span text:style-name="T2">*</text:span></text:span><text:span text:style-name="T2">path</text:span><text:span text:style-name="symbol0_5f_cpp"><text:span text:style-name="T2">)</text:span></text:span><text:span text:style-name="symbol4_5f_cpp"><text:span text:style-name="T2">;</text:span></text:span></text:p>
      <text:p text:style-name="CodeBlock"><text:span text:style-name="T7">status_t </text:span><text:span text:style-name="T6">unload_add_on</text:span><text:span text:style-name="symbol0_5f_cpp"><text:span text:style-name="T6">(</text:span></text:span><text:span text:style-name="T6">image_id id</text:span><text:span text:style-name="symbol0_5f_cpp"><text:span text:style-name="T6">)</text:span></text:span><text:span text:style-name="symbol4_5f_cpp"><text:span text:style-name="T6">;</text:span></text:span></text:p>
      <text:p text:style-name="P4"/>
      <text:p text:style-name="P10"><text:span text:style-name="T3">An image in this context has nothing to do with that terrible shot of Aunt Freida. Instead, it is all about compiled code. There are also shared library images and application images. Neither of them is used almost at all except in specialized cases. Anyone involved in any of these cases will already know what they are doing, thankfully. Loading add-ons is, by far, the most common case for using </text:span><text:span text:style-name="Code"><text:span text:style-name="T3">image_id</text:span></text:span><text:span text:style-name="T3"> instances.</text:span></text:p>
      <text:p text:style-name="P10"><text:span text:style-name="T3">Once loaded, we still have some work to do in order to be able to use the code in the add-on. </text:span><text:span text:style-name="T4">We do this using </text:span><text:span text:style-name="Code"><text:span text:style-name="T4">get_image_symbol()</text:span></text:span><text:span text:style-name="T4">.</text:span></text:p>
      <text:p text:style-name="P6"/>
      <text:p text:style-name="P18"><text:span text:style-name="T4">status_t get_image_symbol</text:span><text:span text:style-name="symbol0_5f_cpp"><text:span text:style-name="T4">(</text:span></text:span><text:span text:style-name="T4">image_id image, </text:span><text:span text:style-name="keyword3_5f_cpp"><text:span text:style-name="T4">char</text:span></text:span><text:span text:style-name="T4"> </text:span><text:span text:style-name="symbol2_5f_cpp"><text:span text:style-name="T4">*</text:span></text:span><text:span text:style-name="T4">symbolName,</text:span></text:p>
      <text:p text:style-name="P18"><text:span text:style-name="T4"><text:tab/><text:tab/><text:tab/><text:tab/>int32 symbolType, </text:span><text:span text:style-name="keyword3_5f_cpp"><text:span text:style-name="T4">void</text:span></text:span><text:span text:style-name="T4"> </text:span><text:span text:style-name="symbol2_5f_cpp"><text:span text:style-name="T4">**</text:span></text:span><text:span text:style-name="T4">pointer</text:span><text:span text:style-name="symbol0_5f_cpp"><text:span text:style-name="T4">)</text:span></text:span><text:span text:style-name="symbol4_5f_cpp"><text:span text:style-name="T4">;</text:span></text:span></text:p>
      <text:p text:style-name="P6"/>
      <text:p text:style-name="P11"><text:span text:style-name="T4">This function looks for a symbol with the name in </text:span><text:span text:style-name="Code"><text:span text:style-name="T4">symbolName</text:span></text:span><text:span text:style-name="T4">. What's a symbol, you ask? It is merely an entry kept in a table stored in the addon. It can refer to a section of code or a chunk of data, which is the reason for the </text:span><text:span text:style-name="Code"><text:span text:style-name="T4">symbolType</text:span></text:span><text:span text:style-name="T4"> parameter. </text:span><text:span text:style-name="Code"><text:span text:style-name="T4">symbolType</text:span></text:span><text:span text:style-name="T4"> can be </text:span><text:span text:style-name="Code"><text:span text:style-name="T4">B_SYMBOL_TYPE_DATA</text:span></text:span><text:span text:style-name="T4"> for global variables in the add-on, </text:span><text:span text:style-name="Code"><text:span text:style-name="T4">B_SYMBOL_TYPE_TEXT</text:span></text:span><text:span text:style-name="T4"> for functions, or </text:span><text:span text:style-name="Code"><text:span text:style-name="T4">B_SYMBOL_TYPE_ANY</text:span></text:span><text:span text:style-name="T4"> to choose either one. </text:span><text:span text:style-name="T5">The </text:span><text:span text:style-name="Code"><text:span text:style-name="T5">pointer</text:span></text:span><text:span text:style-name="T5"> parameter can be one of two types, depending on the kind of symbol you need. It can be a data pointer, such as </text:span><text:span text:style-name="Code"><text:span text:style-name="T5">int32 *</text:span></text:span><text:span text:style-name="T5">, or it can be a function pointer. Keep in mind that you need to pass the right type of pointer to </text:span><text:span text:style-name="Code"><text:span text:style-name="T5">get_image_symbol()</text:span></text:span><text:span text:style-name="T5"> unless you like mental anguish. This means making sure that the return type and parameters for any function pointer passed to </text:span><text:span text:style-name="Code"><text:span text:style-name="T5">get_image_symbol()</text:span></text:span><text:span text:style-name="T5"> to load code exactly match those of the function obtained from the add-on.</text:span></text:p>
      <text:p text:style-name="P12"><text:span text:style-name="T6">There are also a few other caveats for working with add-ons. First, the interface is not standardized. There are no easy-to-use functions to quickly tell you what symbols are in the add-on, although this could be accomplished with the Kernel Kit function </text:span><text:span text:style-name="Code"><text:span text:style-name="T6">get_nth_image_symbol()</text:span></text:span><text:span text:style-name="T6"> and some effort. Second, don't unload an add-on with </text:span><text:span text:style-name="Code"><text:span text:style-name="T6">unload_add_on()</text:span></text:span><text:span text:style-name="T6"> </text:span><text:span text:style-name="T8">until </text:span><text:span text:style-name="T6">you </text:span><text:span text:style-name="T8">are absolutely certain you are done with it. Referencing an unloaded add-on leads to errors which are incredibly difficult to debug. </text:span><text:span text:style-name="T9">Third, all variables and functions which must be accessible outside the add-on itself should be enclosed in an </text:span><text:span text:style-name="Code"><text:span text:style-name="T9">extern "C" {}</text:span></text:span><text:span text:style-name="T9"> block unless the add-on itself is written in C. The C++ language modifies symbol names to ensure there are no conflicts between overloaded functions and methods. The </text:span><text:span text:style-name="Code"><text:span text:style-name="T9">extern "C" {}</text:span></text:span><text:span text:style-name="T9"> block disables this name modification for all declarations inside so that we don't pull out our remaining hair trying to figure out why function </text:span><text:span text:style-name="Code"><text:span text:style-name="T9">xyzFoo</text:span></text:span><text:span text:style-name="T9"> is not found in our add-on even though we know for certain that it is there!</text:span></text:p>
      <text:h text:style-name="P30" text:outline-level="2"><text:soft-page-break/>Tracker Add-ons</text:h>
      <text:p text:style-name="P14">There are two common uses for add-ons in Haiku: translators used by the Translation Kit and Tracker add-ons. <text:span text:style-name="T10">Knowing how to work with either one of them comes in handy </text:span><text:span text:style-name="T11">now and then</text:span><text:span text:style-name="T10">, but for now we'll focus on Tracker add-ons </text:span><text:span text:style-name="T11">and save </text:span><text:span text:style-name="T10">the Translation Kit for another time.</text:span></text:p>
      <text:p text:style-name="Text_20_body"><text:span text:style-name="T12">The interface which Tracker uses with its add-ons is a function called </text:span><text:span text:style-name="Code"><text:span text:style-name="T12">process_refs()</text:span></text:span><text:span text:style-name="Code">,</text:span><text:span text:style-name="T12"> <text:s/>which looks like this:</text:span></text:p>
      <text:p text:style-name="Standard"/>
      <text:p text:style-name="CodeBlock"><text:span text:style-name="keyword3_5f_cpp"><text:span text:style-name="T12">void</text:span></text:span><text:span text:style-name="T12"> process_refs</text:span><text:span text:style-name="symbol0_5f_cpp"><text:span text:style-name="T12">(</text:span></text:span><text:span text:style-name="T12">entry_ref dir_ref, BMessage </text:span><text:span text:style-name="symbol2_5f_cpp"><text:span text:style-name="T12">*</text:span></text:span><text:span text:style-name="T12">msg, </text:span><text:span text:style-name="keyword3_5f_cpp"><text:span text:style-name="T12">void</text:span></text:span><text:span text:style-name="T12"> </text:span><text:span text:style-name="symbol2_5f_cpp"><text:span text:style-name="T12">*</text:span></text:span><text:span text:style-name="T12">reserved</text:span><text:span text:style-name="symbol0_5f_cpp"><text:span text:style-name="T12">)</text:span></text:span><text:span text:style-name="symbol4_5f_cpp"><text:span text:style-name="T12">;</text:span></text:span></text:p>
      <text:p text:style-name="P7"/>
      <text:p text:style-name="Text_20_body"><text:span text:style-name="T12">When Tracker loads an add-on, it looks for this function. The job of the </text:span><text:span text:style-name="Code"><text:span text:style-name="T12">process_refs()</text:span></text:span><text:span text:style-name="T12"> function is to iterate over the </text:span><text:span text:style-name="Code"><text:span text:style-name="T12">entry_ref</text:span></text:span><text:span text:style-name="T12"> objects stored in the </text:span><text:span text:style-name="Code"><text:span text:style-name="T12">msg</text:span></text:span><text:span text:style-name="T12"> parameter. dir_ref is an </text:span><text:span text:style-name="Code"><text:span text:style-name="T12">entry_ref</text:span></text:span><text:span text:style-name="T12"> which points to their parent directory. The </text:span><text:span text:style-name="Code"><text:span text:style-name="T12">reserved</text:span></text:span><text:span text:style-name="T12"> parameter is currently unused.</text:span></text:p>
      <text:p text:style-name="P17"><text:span text:style-name="T12">So what do we actually do inside </text:span><text:span text:style-name="Code"><text:span text:style-name="T12">process_refs()</text:span></text:span><text:span text:style-name="T12">? Simple: whatever we want – it's up to us to decide. Here is the code </text:span><text:span text:style-name="T19">for a simple </text:span><text:span text:style-name="T12">Tracker add-on </text:span><text:span text:style-name="T19">which just prints the names of the files passed to it.</text:span></text:p>
      <text:p text:style-name="CodeBlock"/>
      <text:p text:style-name="CodeBlock"><text:span text:style-name="comment1_5f_cpp"><text:span text:style-name="T19">#include "TrackerAddon.h" </text:span></text:span></text:p>
      <text:p text:style-name="P29"/>
      <text:p text:style-name="CodeBlock"><text:span text:style-name="comment1_5f_cpp"><text:span text:style-name="T19">#include &lt;Alert.h&gt; </text:span></text:span></text:p>
      <text:p text:style-name="CodeBlock"><text:span text:style-name="comment1_5f_cpp"><text:span text:style-name="T19">#include &lt;String.h&gt; </text:span></text:span></text:p>
      <text:p text:style-name="P29"/>
      <text:p text:style-name="CodeBlock"><text:span text:style-name="keyword3_5f_cpp"><text:span text:style-name="T19">void</text:span></text:span><text:span text:style-name="T19"> </text:span></text:p>
      <text:p text:style-name="CodeBlock"><text:span text:style-name="T19">process_refs</text:span><text:span text:style-name="symbol0_5f_cpp"><text:span text:style-name="T19">(</text:span></text:span><text:span text:style-name="T19">entry_ref dir_ref, BMessage </text:span><text:span text:style-name="symbol2_5f_cpp"><text:span text:style-name="T19">*</text:span></text:span><text:span text:style-name="T19">msg, </text:span><text:span text:style-name="keyword3_5f_cpp"><text:span text:style-name="T19">void</text:span></text:span><text:span text:style-name="T19"> </text:span><text:span text:style-name="symbol2_5f_cpp"><text:span text:style-name="T19">*</text:span></text:span><text:span text:style-name="T19">data</text:span><text:span text:style-name="symbol0_5f_cpp"><text:span text:style-name="T19">)</text:span></text:span><text:span text:style-name="T19"> </text:span></text:p>
      <text:p text:style-name="CodeBlock"><text:span text:style-name="symbol0_5f_cpp"><text:span text:style-name="T19">{</text:span></text:span><text:span text:style-name="T19"> </text:span></text:p>
      <text:p text:style-name="CodeBlock"><text:span text:style-name="T19"><text:tab/>BString out</text:span><text:span text:style-name="symbol0_5f_cpp"><text:span text:style-name="T19">(</text:span></text:span><text:span text:style-name="string_5f_cpp"><text:span text:style-name="T19">"Entries sent to Tracker addon:\n\n"</text:span></text:span><text:span text:style-name="symbol0_5f_cpp"><text:span text:style-name="T19">)</text:span></text:span><text:span text:style-name="symbol4_5f_cpp"><text:span text:style-name="T19">;</text:span></text:span><text:span text:style-name="T19"> </text:span></text:p>
      <text:p text:style-name="P29"><text:tab/> </text:p>
      <text:p text:style-name="CodeBlock"><text:span text:style-name="T19"><text:tab/>entry_ref ref</text:span><text:span text:style-name="symbol4_5f_cpp"><text:span text:style-name="T19">;</text:span></text:span><text:span text:style-name="T19"> </text:span></text:p>
      <text:p text:style-name="CodeBlock"><text:span text:style-name="T19"><text:tab/>int32 i </text:span><text:span text:style-name="symbol1_5f_cpp"><text:span text:style-name="T19">=</text:span></text:span><text:span text:style-name="T19"> </text:span><text:span text:style-name="number_5f_cpp"><text:span text:style-name="T19">0</text:span></text:span><text:span text:style-name="symbol4_5f_cpp"><text:span text:style-name="T19">;</text:span></text:span><text:span text:style-name="T19"> </text:span></text:p>
      <text:p text:style-name="CodeBlock"><text:span text:style-name="T19"><text:tab/></text:span><text:span text:style-name="keyword0_5f_cpp"><text:span text:style-name="T19">while</text:span></text:span><text:span text:style-name="T19"> </text:span><text:span text:style-name="symbol0_5f_cpp"><text:span text:style-name="T19">(</text:span></text:span><text:span text:style-name="T19">msg</text:span><text:span text:style-name="symbol2_5f_cpp"><text:span text:style-name="T19">-</text:span></text:span><text:span text:style-name="symbol1_5f_cpp"><text:span text:style-name="T19">&gt;</text:span></text:span><text:span text:style-name="T19">FindRef</text:span><text:span text:style-name="symbol0_5f_cpp"><text:span text:style-name="T19">(</text:span></text:span><text:span text:style-name="string_5f_cpp"><text:span text:style-name="T19">"refs"</text:span></text:span><text:span text:style-name="T19">, i</text:span><text:span text:style-name="symbol2_5f_cpp"><text:span text:style-name="T19">++</text:span></text:span><text:span text:style-name="T19">, </text:span><text:span text:style-name="symbol3_5f_cpp"><text:span text:style-name="T19">&amp;</text:span></text:span><text:span text:style-name="T19">ref</text:span><text:span text:style-name="symbol0_5f_cpp"><text:span text:style-name="T19">)</text:span></text:span><text:span text:style-name="T19"> </text:span><text:span text:style-name="symbol1_5f_cpp"><text:span text:style-name="T19">==</text:span></text:span><text:span text:style-name="T19"> B_OK</text:span><text:span text:style-name="symbol0_5f_cpp"><text:span text:style-name="T19">)</text:span></text:span><text:span text:style-name="T19"> </text:span></text:p>
      <text:p text:style-name="CodeBlock"><text:span text:style-name="T19"><text:tab/><text:tab/>out </text:span><text:span text:style-name="symbol1_5f_cpp"><text:span text:style-name="T19">&lt;&lt;</text:span></text:span><text:span text:style-name="T19"> ref.</text:span><text:span text:style-name="member0_5f_cpp"><text:span text:style-name="T19">name</text:span></text:span><text:span text:style-name="T19"> </text:span><text:span text:style-name="symbol1_5f_cpp"><text:span text:style-name="T19">&lt;&lt;</text:span></text:span><text:span text:style-name="T19"> </text:span><text:span text:style-name="string_5f_cpp"><text:span text:style-name="T19">"\n"</text:span></text:span><text:span text:style-name="symbol4_5f_cpp"><text:span text:style-name="T19">;</text:span></text:span><text:span text:style-name="T19"> </text:span></text:p>
      <text:p text:style-name="P29"><text:tab/> </text:p>
      <text:p text:style-name="CodeBlock"><text:span text:style-name="T19"><text:tab/>BAlert </text:span><text:span text:style-name="symbol2_5f_cpp"><text:span text:style-name="T19">*</text:span></text:span><text:span text:style-name="T19">alert </text:span><text:span text:style-name="symbol1_5f_cpp"><text:span text:style-name="T19">=</text:span></text:span><text:span text:style-name="T19"> </text:span><text:span text:style-name="keyword2_5f_cpp"><text:span text:style-name="T19">new</text:span></text:span><text:span text:style-name="T19"> BAlert</text:span><text:span text:style-name="symbol0_5f_cpp"><text:span text:style-name="T19">(</text:span></text:span><text:span text:style-name="string_5f_cpp"><text:span text:style-name="T19">"SampleAddon"</text:span></text:span><text:span text:style-name="T19">, out.</text:span><text:span text:style-name="member0_5f_cpp"><text:span text:style-name="T19">String</text:span></text:span><text:span text:style-name="symbol0_5f_cpp"><text:span text:style-name="T19">()</text:span></text:span><text:span text:style-name="T19">, </text:span><text:span text:style-name="string_5f_cpp"><text:span text:style-name="T19">"OK"</text:span></text:span><text:span text:style-name="symbol0_5f_cpp"><text:span text:style-name="T19">)</text:span></text:span><text:span text:style-name="symbol4_5f_cpp"><text:span text:style-name="T19">;</text:span></text:span><text:span text:style-name="T19"> </text:span></text:p>
      <text:p text:style-name="CodeBlock"><text:span text:style-name="T19"><text:tab/>alert</text:span><text:span text:style-name="symbol2_5f_cpp"><text:span text:style-name="T19">-</text:span></text:span><text:span text:style-name="symbol1_5f_cpp"><text:span text:style-name="T19">&gt;</text:span></text:span><text:span text:style-name="T19">Go</text:span><text:span text:style-name="symbol0_5f_cpp"><text:span text:style-name="T19">()</text:span></text:span><text:span text:style-name="symbol4_5f_cpp"><text:span text:style-name="T19">;</text:span></text:span><text:span text:style-name="T19"> </text:span></text:p>
      <text:p text:style-name="CodeBlock"><text:span text:style-name="symbol0_5f_cpp"><text:span text:style-name="T19">}</text:span></text:span><text:span text:style-name="T19"> </text:span></text:p>
      <text:p text:style-name="CodeBlock"/>
      <text:p text:style-name="P15"><text:span text:style-name="T13">Although it is not necessary, some Tracker add-ons have been written to work as an add-on or as a standalone application. The key </text:span><text:span text:style-name="T19">is the existence of </text:span><text:span text:style-name="Code"><text:span text:style-name="T13">process_refs()</text:span></text:span><text:span text:style-name="T13">. <text:s/></text:span><text:span text:style-name="T19">As far as Tracker is concerned, any other code outside of this is part of the add-on.</text:span></text:p>
      <text:p text:style-name="P16">Now what if you would like to use Tracker's add-ons in your own file manager? That's actually easier than writing the add-ons themselves. Here is some code which does just that, taken from the Seeker file manager for Haiku. <text:span text:style-name="T16">This function scans a specified directory for add-ons which publish the </text:span><text:span text:style-name="Code"><text:span text:style-name="T16">process_refs()</text:span></text:span><text:span text:style-name="T16"> function, which is the interface for all Tracker add-ons.</text:span></text:p>
      <text:p text:style-name="P19"/>
      <text:p text:style-name="P20"><text:span text:style-name="keyword3_5f_cpp"><text:span text:style-name="T14">void</text:span></text:span><text:span text:style-name="T14"> </text:span></text:p>
      <text:p text:style-name="P20"><text:span text:style-name="T14">ProcessTrackerAddons</text:span><text:span text:style-name="symbol0_5f_cpp"><text:span text:style-name="T14">(</text:span></text:span><text:span text:style-name="keyword3_5f_cpp"><text:span text:style-name="T14">const</text:span></text:span><text:span text:style-name="T14"> </text:span><text:span text:style-name="keyword3_5f_cpp"><text:span text:style-name="T14">char</text:span></text:span><text:span text:style-name="T14"> </text:span><text:span text:style-name="symbol2_5f_cpp"><text:span text:style-name="T14">*</text:span></text:span><text:span text:style-name="T14">path, BMenu </text:span><text:span text:style-name="symbol2_5f_cpp"><text:span text:style-name="T14">*</text:span></text:span><text:span text:style-name="T14">menu</text:span><text:span text:style-name="symbol0_5f_cpp"><text:span text:style-name="T14">)</text:span></text:span><text:span text:style-name="T14"> </text:span></text:p>
      <text:p text:style-name="P20"><text:span text:style-name="symbol0_5f_cpp"><text:span text:style-name="T14">{</text:span></text:span><text:span text:style-name="T14"> </text:span></text:p>
      <text:p text:style-name="P20"><text:span text:style-name="T14"><text:tab/></text:span><text:span text:style-name="keyword0_5f_cpp"><text:span text:style-name="T14">if</text:span></text:span><text:span text:style-name="T14"> </text:span><text:span text:style-name="symbol0_5f_cpp"><text:span text:style-name="T14">(</text:span></text:span><text:span text:style-name="symbol3_5f_cpp"><text:span text:style-name="T14">!</text:span></text:span><text:span text:style-name="T14">path </text:span><text:span text:style-name="symbol3_5f_cpp"><text:span text:style-name="T14">||</text:span></text:span><text:span text:style-name="T14"> </text:span><text:span text:style-name="symbol3_5f_cpp"><text:span text:style-name="T14">!</text:span></text:span><text:span text:style-name="T14">menu</text:span><text:span text:style-name="symbol0_5f_cpp"><text:span text:style-name="T14">)</text:span></text:span><text:span text:style-name="T14"> </text:span></text:p>
      <text:p text:style-name="P20"><text:span text:style-name="T14"><text:tab/><text:tab/></text:span><text:span text:style-name="keyword0_5f_cpp"><text:span text:style-name="T14">return</text:span></text:span><text:span text:style-name="symbol4_5f_cpp"><text:span text:style-name="T14">;</text:span></text:span><text:span text:style-name="T14"> </text:span></text:p>
      <text:p text:style-name="P24"><text:soft-page-break/><text:tab/> </text:p>
      <text:p text:style-name="P20"><text:span text:style-name="T14"><text:tab/>BDirectory dir</text:span><text:span text:style-name="symbol0_5f_cpp"><text:span text:style-name="T14">(</text:span></text:span><text:span text:style-name="T14">path</text:span><text:span text:style-name="symbol0_5f_cpp"><text:span text:style-name="T14">)</text:span></text:span><text:span text:style-name="symbol4_5f_cpp"><text:span text:style-name="T14">;</text:span></text:span><text:span text:style-name="T14"> </text:span></text:p>
      <text:p text:style-name="P20"><text:span text:style-name="T14"><text:tab/>BEntry entry</text:span><text:span text:style-name="symbol4_5f_cpp"><text:span text:style-name="T14">;</text:span></text:span><text:span text:style-name="T14"> </text:span></text:p>
      <text:p text:style-name="P24"><text:tab/> </text:p>
      <text:p text:style-name="P20"><text:span text:style-name="T14"><text:tab/></text:span><text:span text:style-name="keyword0_5f_cpp"><text:span text:style-name="T14">while</text:span></text:span><text:span text:style-name="T14"> </text:span><text:span text:style-name="symbol0_5f_cpp"><text:span text:style-name="T14">(</text:span></text:span><text:span text:style-name="T14">dir.</text:span><text:span text:style-name="member0_5f_cpp"><text:span text:style-name="T14">GetNextEntry</text:span></text:span><text:span text:style-name="symbol0_5f_cpp"><text:span text:style-name="T14">(</text:span></text:span><text:span text:style-name="symbol3_5f_cpp"><text:span text:style-name="T14">&amp;</text:span></text:span><text:span text:style-name="T14">entry</text:span><text:span text:style-name="symbol0_5f_cpp"><text:span text:style-name="T14">)</text:span></text:span><text:span text:style-name="T14"> </text:span><text:span text:style-name="symbol1_5f_cpp"><text:span text:style-name="T14">==</text:span></text:span><text:span text:style-name="T14"> B_OK</text:span><text:span text:style-name="symbol0_5f_cpp"><text:span text:style-name="T14">)</text:span></text:span><text:span text:style-name="T14"> </text:span></text:p>
      <text:p text:style-name="P20"><text:span text:style-name="T14"><text:tab/></text:span><text:span text:style-name="symbol0_5f_cpp"><text:span text:style-name="T14">{</text:span></text:span><text:span text:style-name="T14"> </text:span></text:p>
      <text:p text:style-name="P20"><text:span text:style-name="T14"><text:tab/><text:tab/>BPath epath</text:span><text:span text:style-name="symbol4_5f_cpp"><text:span text:style-name="T14">;</text:span></text:span><text:span text:style-name="T14"> </text:span></text:p>
      <text:p text:style-name="P20"><text:span text:style-name="T14"><text:tab/><text:tab/>entry.</text:span><text:span text:style-name="member0_5f_cpp"><text:span text:style-name="T14">GetPath</text:span></text:span><text:span text:style-name="symbol0_5f_cpp"><text:span text:style-name="T14">(</text:span></text:span><text:span text:style-name="symbol3_5f_cpp"><text:span text:style-name="T14">&amp;</text:span></text:span><text:span text:style-name="T14">epath</text:span><text:span text:style-name="symbol0_5f_cpp"><text:span text:style-name="T14">)</text:span></text:span><text:span text:style-name="symbol4_5f_cpp"><text:span text:style-name="T14">;</text:span></text:span><text:span text:style-name="T14"> </text:span></text:p>
      <text:p text:style-name="P20"><text:span text:style-name="T14"><text:tab/><text:tab/>image_id addon </text:span><text:span text:style-name="symbol1_5f_cpp"><text:span text:style-name="T14">=</text:span></text:span><text:span text:style-name="T14"> load_add_on</text:span><text:span text:style-name="symbol0_5f_cpp"><text:span text:style-name="T14">(</text:span></text:span><text:span text:style-name="T14">epath.</text:span><text:span text:style-name="member0_5f_cpp"><text:span text:style-name="T14">Path</text:span></text:span><text:span text:style-name="symbol0_5f_cpp"><text:span text:style-name="T14">())</text:span></text:span><text:span text:style-name="symbol4_5f_cpp"><text:span text:style-name="T14">;</text:span></text:span><text:span text:style-name="T14"> </text:span></text:p>
      <text:p text:style-name="P25"><text:tab/><text:tab/></text:p>
      <text:p text:style-name="P22"><text:span text:style-name="T14"><text:tab/><text:tab/></text:span><text:span text:style-name="comment0_5f_cpp"><text:span text:style-name="T14">// </text:span></text:span><text:span text:style-name="comment0_5f_cpp"><text:span text:style-name="T16">addon_process_refs is simply a quick typedef for</text:span></text:span></text:p>
      <text:p text:style-name="P22"><text:span text:style-name="T16"><text:tab/><text:tab/></text:span><text:span text:style-name="comment0_5f_cpp"><text:span text:style-name="T16">// the particular function pointer type used by process_refs().</text:span></text:span></text:p>
      <text:p text:style-name="P22"><text:span text:style-name="T16"><text:tab/><text:tab/></text:span><text:span text:style-name="comment0_5f_cpp"><text:span text:style-name="T16">// Using typedefs for function pointers usually is a good thing</text:span></text:span></text:p>
      <text:p text:style-name="P22"><text:span text:style-name="T16"><text:tab/><text:tab/></text:span><text:span text:style-name="comment0_5f_cpp"><text:span text:style-name="T16">// because it makes your code easier to read.</text:span></text:span><text:span text:style-name="comment0_5f_cpp"><text:span text:style-name="T14"> </text:span></text:span></text:p>
      <text:p text:style-name="P20"><text:span text:style-name="T14"><text:tab/><text:tab/>addon_process_refs </text:span><text:span text:style-name="symbol2_5f_cpp"><text:span text:style-name="T14">*</text:span></text:span><text:span text:style-name="T14">processfunc </text:span><text:span text:style-name="symbol1_5f_cpp"><text:span text:style-name="T14">=</text:span></text:span><text:span text:style-name="T14"> </text:span><text:span text:style-name="keyword1_5f_cpp"><text:span text:style-name="T14">NULL</text:span></text:span><text:span text:style-name="symbol4_5f_cpp"><text:span text:style-name="T14">;</text:span></text:span><text:span text:style-name="T14"> </text:span></text:p>
      <text:p text:style-name="P20"><text:span text:style-name="T14"><text:tab/><text:tab/>status_t stat </text:span><text:span text:style-name="symbol1_5f_cpp"><text:span text:style-name="T14">=</text:span></text:span><text:span text:style-name="T14"> get_image_symbol</text:span><text:span text:style-name="symbol0_5f_cpp"><text:span text:style-name="T14">(</text:span></text:span><text:span text:style-name="T14">addon, </text:span><text:span text:style-name="string_5f_cpp"><text:span text:style-name="T14">"process_refs"</text:span></text:span><text:span text:style-name="T14">,</text:span></text:p>
      <text:p text:style-name="P24"><text:tab/><text:tab/><text:tab/><text:tab/><text:tab/><text:tab/><text:tab/>B_SYMBOL_TYPE_TEXT, </text:p>
      <text:p text:style-name="P20"><text:span text:style-name="T14"><text:tab/><text:tab/><text:tab/><text:tab/><text:tab/><text:tab/><text:tab/></text:span><text:span text:style-name="symbol0_5f_cpp"><text:span text:style-name="T14">(</text:span></text:span><text:span text:style-name="keyword3_5f_cpp"><text:span text:style-name="T14">void</text:span></text:span><text:span text:style-name="symbol2_5f_cpp"><text:span text:style-name="T14">**</text:span></text:span><text:span text:style-name="symbol0_5f_cpp"><text:span text:style-name="T14">)</text:span></text:span><text:span text:style-name="T14"> </text:span><text:span text:style-name="symbol3_5f_cpp"><text:span text:style-name="T14">&amp;</text:span></text:span><text:span text:style-name="T14">processfunc</text:span><text:span text:style-name="symbol0_5f_cpp"><text:span text:style-name="T14">)</text:span></text:span><text:span text:style-name="symbol4_5f_cpp"><text:span text:style-name="T14">;</text:span></text:span><text:span text:style-name="T14"> </text:span></text:p>
      <text:p text:style-name="P24"><text:tab/><text:tab/> </text:p>
      <text:p text:style-name="P20"><text:span text:style-name="T14"><text:tab/><text:tab/></text:span><text:span text:style-name="keyword0_5f_cpp"><text:span text:style-name="T14">if</text:span></text:span><text:span text:style-name="T14"> </text:span><text:span text:style-name="symbol0_5f_cpp"><text:span text:style-name="T14">(</text:span></text:span><text:span text:style-name="T14">stat </text:span><text:span text:style-name="symbol3_5f_cpp"><text:span text:style-name="T14">!</text:span></text:span><text:span text:style-name="symbol1_5f_cpp"><text:span text:style-name="T14">=</text:span></text:span><text:span text:style-name="T14"> B_OK</text:span><text:span text:style-name="symbol0_5f_cpp"><text:span text:style-name="T14">)</text:span></text:span><text:span text:style-name="T14"> </text:span></text:p>
      <text:p text:style-name="P20"><text:span text:style-name="T14"><text:tab/><text:tab/></text:span><text:span text:style-name="symbol0_5f_cpp"><text:span text:style-name="T14">{</text:span></text:span><text:span text:style-name="T14"> </text:span></text:p>
      <text:p text:style-name="P20"><text:span text:style-name="T14"><text:tab/><text:tab/><text:tab/>unload_add_on</text:span><text:span text:style-name="symbol0_5f_cpp"><text:span text:style-name="T14">(</text:span></text:span><text:span text:style-name="T14">addon</text:span><text:span text:style-name="symbol0_5f_cpp"><text:span text:style-name="T14">)</text:span></text:span><text:span text:style-name="symbol4_5f_cpp"><text:span text:style-name="T14">;</text:span></text:span><text:span text:style-name="T14"> </text:span></text:p>
      <text:p text:style-name="P20"><text:span text:style-name="T14"><text:tab/><text:tab/><text:tab/></text:span><text:span text:style-name="keyword0_5f_cpp"><text:span text:style-name="T14">continue</text:span></text:span><text:span text:style-name="symbol4_5f_cpp"><text:span text:style-name="T14">;</text:span></text:span><text:span text:style-name="T14"> </text:span></text:p>
      <text:p text:style-name="P20"><text:span text:style-name="T14"><text:tab/><text:tab/></text:span><text:span text:style-name="symbol0_5f_cpp"><text:span text:style-name="T14">}</text:span></text:span><text:span text:style-name="T14"> </text:span></text:p>
      <text:p text:style-name="P24"><text:tab/><text:tab/> </text:p>
      <text:p text:style-name="P20"><text:span text:style-name="T14"><text:tab/><text:tab/></text:span><text:span text:style-name="comment0_5f_cpp"><text:span text:style-name="T14">// if we got this far, it must be a </text:span></text:span><text:span text:style-name="comment0_5f_cpp"><text:span text:style-name="T17">T</text:span></text:span><text:span text:style-name="comment0_5f_cpp"><text:span text:style-name="T14">racker add</text:span></text:span><text:span text:style-name="comment0_5f_cpp"><text:span text:style-name="T17">-</text:span></text:span><text:span text:style-name="comment0_5f_cpp"><text:span text:style-name="T14">on, so add </text:span></text:span><text:span text:style-name="comment0_5f_cpp"><text:span text:style-name="T17">an</text:span></text:span></text:p>
      <text:p text:style-name="P20"><text:span text:style-name="T14"><text:tab/><text:tab/></text:span><text:span text:style-name="comment0_5f_cpp"><text:span text:style-name="T14">// </text:span></text:span><text:span text:style-name="comment0_5f_cpp"><text:span text:style-name="T17">entry </text:span></text:span><text:span text:style-name="comment0_5f_cpp"><text:span text:style-name="T14">to the </text:span></text:span><text:span text:style-name="comment0_5f_cpp"><text:span text:style-name="T17">Add-ons </text:span></text:span><text:span text:style-name="comment0_5f_cpp"><text:span text:style-name="T14">menu </text:span></text:span></text:p>
      <text:p text:style-name="P20"><text:span text:style-name="T14"><text:tab/><text:tab/>BString string</text:span><text:span text:style-name="symbol0_5f_cpp"><text:span text:style-name="T14">(</text:span></text:span><text:span text:style-name="T14">epath.</text:span><text:span text:style-name="member0_5f_cpp"><text:span text:style-name="T14">Path</text:span></text:span><text:span text:style-name="symbol0_5f_cpp"><text:span text:style-name="T14">())</text:span></text:span><text:span text:style-name="symbol4_5f_cpp"><text:span text:style-name="T14">;</text:span></text:span><text:span text:style-name="T14"> </text:span></text:p>
      <text:p text:style-name="P24"><text:tab/><text:tab/> </text:p>
      <text:p text:style-name="P20"><text:span text:style-name="T14"><text:tab/><text:tab/></text:span><text:span text:style-name="comment0_5f_cpp"><text:span text:style-name="T14">// </text:span></text:span><text:span text:style-name="comment0_5f_cpp"><text:span text:style-name="T17">O</text:span></text:span><text:span text:style-name="comment0_5f_cpp"><text:span text:style-name="T14">btain just the file's leaf </text:span></text:span></text:p>
      <text:p text:style-name="P20"><text:span text:style-name="T14"><text:tab/><text:tab/>string.</text:span><text:span text:style-name="member0_5f_cpp"><text:span text:style-name="T14">Remove</text:span></text:span><text:span text:style-name="symbol0_5f_cpp"><text:span text:style-name="T14">(</text:span></text:span><text:span text:style-name="number_5f_cpp"><text:span text:style-name="T14">0</text:span></text:span><text:span text:style-name="T14">,string.</text:span><text:span text:style-name="member0_5f_cpp"><text:span text:style-name="T14">FindLast</text:span></text:span><text:span text:style-name="symbol0_5f_cpp"><text:span text:style-name="T14">(</text:span></text:span><text:span text:style-name="string_5f_cpp"><text:span text:style-name="T14">'/'</text:span></text:span><text:span text:style-name="symbol0_5f_cpp"><text:span text:style-name="T14">)</text:span></text:span><text:span text:style-name="T14"> </text:span><text:span text:style-name="symbol2_5f_cpp"><text:span text:style-name="T14">+</text:span></text:span><text:span text:style-name="T14"> </text:span><text:span text:style-name="number_5f_cpp"><text:span text:style-name="T14">1</text:span></text:span><text:span text:style-name="symbol0_5f_cpp"><text:span text:style-name="T14">)</text:span></text:span><text:span text:style-name="symbol4_5f_cpp"><text:span text:style-name="T14">;</text:span></text:span><text:span text:style-name="T14"> </text:span></text:p>
      <text:p text:style-name="P24"><text:tab/><text:tab/> </text:p>
      <text:p text:style-name="P20"><text:span text:style-name="T14"><text:tab/><text:tab/></text:span><text:span text:style-name="comment0_5f_cpp"><text:span text:style-name="T14">// </text:span></text:span><text:span text:style-name="comment0_5f_cpp"><text:span text:style-name="T17">R</text:span></text:span><text:span text:style-name="comment0_5f_cpp"><text:span text:style-name="T14">emove the trailing shortcut from the name string, if there</text:span></text:span></text:p>
      <text:p text:style-name="P20"><text:span text:style-name="T14"><text:tab/><text:tab/></text:span><text:span text:style-name="comment0_5f_cpp"><text:span text:style-name="T14">// is one. </text:span></text:span><text:span text:style-name="comment0_5f_cpp"><text:span text:style-name="T17">Tracker add-ons have a protocol where Tracker will</text:span></text:span></text:p>
      <text:p text:style-name="P20"><text:span text:style-name="T17"><text:tab/><text:tab/></text:span><text:span text:style-name="comment0_5f_cpp"><text:span text:style-name="T17">// assign a keyboard shortcut if the name of the add-on ends</text:span></text:span></text:p>
      <text:p text:style-name="P20"><text:span text:style-name="T17"><text:tab/><text:tab/></text:span><text:span text:style-name="comment0_5f_cpp"><text:span text:style-name="T17">// in a dash followed by a capital letter. For example, Haiku's</text:span></text:span></text:p>
      <text:p text:style-name="P20"><text:span text:style-name="T17"><text:tab/><text:tab/></text:span><text:span text:style-name="comment0_5f_cpp"><text:span text:style-name="T17">// Terminal add-on ends in '-T', so Command + Option + T</text:span></text:span></text:p>
      <text:p text:style-name="P20"><text:span text:style-name="T17"><text:tab/><text:tab/></text:span><text:span text:style-name="comment0_5f_cpp"><text:span text:style-name="T17">// invokes it. We want just the name for the add-on, so we</text:span></text:span></text:p>
      <text:p text:style-name="P20"><text:span text:style-name="T17"><text:tab/><text:tab/></text:span><text:span text:style-name="comment0_5f_cpp"><text:span text:style-name="T17">// need to handle this case.</text:span></text:span></text:p>
      <text:p text:style-name="P20"><text:span text:style-name="T14"><text:tab/><text:tab/>int32 dashpos </text:span><text:span text:style-name="symbol1_5f_cpp"><text:span text:style-name="T14">=</text:span></text:span><text:span text:style-name="T14"> string.</text:span><text:span text:style-name="member0_5f_cpp"><text:span text:style-name="T14">FindLast</text:span></text:span><text:span text:style-name="symbol0_5f_cpp"><text:span text:style-name="T14">(</text:span></text:span><text:span text:style-name="string_5f_cpp"><text:span text:style-name="T14">'-'</text:span></text:span><text:span text:style-name="symbol0_5f_cpp"><text:span text:style-name="T14">)</text:span></text:span><text:span text:style-name="symbol4_5f_cpp"><text:span text:style-name="T14">;</text:span></text:span><text:span text:style-name="T14"> </text:span></text:p>
      <text:p text:style-name="P20"><text:span text:style-name="T14"><text:tab/><text:tab/>uint8 shortcut </text:span><text:span text:style-name="symbol1_5f_cpp"><text:span text:style-name="T14">=</text:span></text:span><text:span text:style-name="T14"> </text:span><text:span text:style-name="symbol0_5f_cpp"><text:span text:style-name="T14">(</text:span></text:span><text:span text:style-name="T14">uint8</text:span><text:span text:style-name="symbol0_5f_cpp"><text:span text:style-name="T14">)</text:span></text:span><text:span text:style-name="T14">string.</text:span><text:span text:style-name="member0_5f_cpp"><text:span text:style-name="T14">ByteAt</text:span></text:span><text:span text:style-name="symbol0_5f_cpp"><text:span text:style-name="T14">(</text:span></text:span><text:span text:style-name="T14">string.</text:span><text:span text:style-name="member0_5f_cpp"><text:span text:style-name="T14">CountChars</text:span></text:span><text:span text:style-name="symbol0_5f_cpp"><text:span text:style-name="T14">()</text:span></text:span><text:span text:style-name="T14"> </text:span><text:span text:style-name="symbol2_5f_cpp"><text:span text:style-name="T14">-</text:span></text:span><text:span text:style-name="T14"> </text:span><text:span text:style-name="number_5f_cpp"><text:span text:style-name="T14">1</text:span></text:span><text:span text:style-name="symbol0_5f_cpp"><text:span text:style-name="T14">)</text:span></text:span><text:span text:style-name="symbol4_5f_cpp"><text:span text:style-name="T14">;</text:span></text:span><text:span text:style-name="T14"> </text:span></text:p>
      <text:p text:style-name="P26"><text:tab/><text:tab/></text:p>
      <text:p text:style-name="P23"><text:span text:style-name="T14"><text:tab/><text:tab/></text:span><text:span text:style-name="comment0_5f_cpp"><text:span text:style-name="T14">// </text:span></text:span><text:span text:style-name="comment0_5f_cpp"><text:span text:style-name="T18">Add-on handles work a little like pointers to heap memory</text:span></text:span></text:p>
      <text:p text:style-name="P23"><text:span text:style-name="T18"><text:tab/><text:tab/></text:span><text:span text:style-name="comment0_5f_cpp"><text:span text:style-name="T18">// in that the add-on stays loaded until the app exits or</text:span></text:span></text:p>
      <text:p text:style-name="P23"><text:span text:style-name="T18"><text:tab/><text:tab/></text:span><text:span text:style-name="comment0_5f_cpp"><text:span text:style-name="T18">// we explicitly unload them. We'll save each add-on handle</text:span></text:span></text:p>
      <text:p text:style-name="P23"><text:span text:style-name="T18"><text:tab/><text:tab/></text:span><text:span text:style-name="comment0_5f_cpp"><text:span text:style-name="T18">// in the message sent by the menu so that we can access each</text:span></text:span></text:p>
      <text:p text:style-name="P23"><text:span text:style-name="T18"><text:tab/><text:tab/></text:span><text:span text:style-name="comment0_5f_cpp"><text:span text:style-name="T18">// add-on later on.</text:span></text:span></text:p>
      <text:p text:style-name="P20"><text:span text:style-name="T14"><text:tab/><text:tab/>BMessage </text:span><text:span text:style-name="symbol2_5f_cpp"><text:span text:style-name="T14">*</text:span></text:span><text:span text:style-name="T14">addonmsg </text:span><text:span text:style-name="symbol1_5f_cpp"><text:span text:style-name="T14">=</text:span></text:span><text:span text:style-name="T14"> </text:span><text:span text:style-name="keyword2_5f_cpp"><text:span text:style-name="T14">new</text:span></text:span><text:span text:style-name="T14"> BMessage</text:span><text:span text:style-name="symbol0_5f_cpp"><text:span text:style-name="T14">(</text:span></text:span><text:span text:style-name="T14">M_INVOKE_TRACKER_ADDON</text:span><text:span text:style-name="symbol0_5f_cpp"><text:span text:style-name="T14">)</text:span></text:span><text:span text:style-name="symbol4_5f_cpp"><text:span text:style-name="T14">;</text:span></text:span><text:span text:style-name="T14"> </text:span></text:p>
      <text:p text:style-name="P20"><text:span text:style-name="T14"><text:tab/><text:tab/>addonmsg</text:span><text:span text:style-name="symbol2_5f_cpp"><text:span text:style-name="T14">-</text:span></text:span><text:span text:style-name="symbol1_5f_cpp"><text:span text:style-name="T14">&gt;</text:span></text:span><text:span text:style-name="T14">AddInt32</text:span><text:span text:style-name="symbol0_5f_cpp"><text:span text:style-name="T14">(</text:span></text:span><text:span text:style-name="string_5f_cpp"><text:span text:style-name="T14">"addon"</text:span></text:span><text:span text:style-name="T14">, addon</text:span><text:span text:style-name="symbol0_5f_cpp"><text:span text:style-name="T14">)</text:span></text:span><text:span text:style-name="symbol4_5f_cpp"><text:span text:style-name="T14">;</text:span></text:span><text:span text:style-name="T14"> </text:span></text:p>
      <text:p text:style-name="P24"><text:tab/><text:tab/></text:p>
      <text:p text:style-name="P20"><text:span text:style-name="T14"><text:tab/><text:tab/></text:span><text:span text:style-name="comment0_5f_cpp"><text:span text:style-name="T14">// We have to jump through a lot of hoops to determine the</text:span></text:span></text:p>
      <text:p text:style-name="P20"><text:span text:style-name="T14"><text:tab/><text:tab/></text:span><text:span text:style-name="comment0_5f_cpp"><text:span text:style-name="T14">// keyboard shortcut because the kind of format is specific,</text:span></text:span></text:p>
      <text:p text:style-name="P20"><text:span text:style-name="T14"><text:tab/><text:tab/></text:span><text:span text:style-name="comment0_5f_cpp"><text:span text:style-name="T14">// but we don't want to truncate the name of any addon which</text:span></text:span></text:p>
      <text:p text:style-name="P20"><text:span text:style-name="T14"><text:tab/><text:tab/></text:span><text:span text:style-name="comment0_5f_cpp"><text:span text:style-name="T14">// uses a dash and doesn't fit the shortcut format </text:span></text:span></text:p>
      <text:p text:style-name="P20"><text:span text:style-name="T14"><text:tab/><text:tab/>BMenuItem </text:span><text:span text:style-name="symbol2_5f_cpp"><text:span text:style-name="T14">*</text:span></text:span><text:span text:style-name="T14">item</text:span><text:span text:style-name="symbol4_5f_cpp"><text:span text:style-name="T14">;</text:span></text:span><text:span text:style-name="T14"> </text:span></text:p>
      <text:p text:style-name="P21"><text:span text:style-name="T14"><text:tab/><text:tab/></text:span><text:span text:style-name="keyword0_5f_cpp"><text:span text:style-name="T14">if</text:span></text:span><text:span text:style-name="T14"> </text:span><text:span text:style-name="symbol0_5f_cpp"><text:span text:style-name="T14">(</text:span></text:span><text:span text:style-name="T14">dashpos </text:span><text:span text:style-name="symbol3_5f_cpp"><text:span text:style-name="T14">!</text:span></text:span><text:span text:style-name="symbol1_5f_cpp"><text:span text:style-name="T14">=</text:span></text:span><text:span text:style-name="T14"> B_ERROR </text:span><text:span text:style-name="symbol3_5f_cpp"><text:span text:style-name="T14">&amp;&amp;</text:span></text:span><text:span text:style-name="T14"> dashpos </text:span><text:span text:style-name="symbol1_5f_cpp"><text:span text:style-name="T14">==</text:span></text:span><text:span text:style-name="T14"> string.</text:span><text:span text:style-name="member0_5f_cpp"><text:span text:style-name="T14">CountChars</text:span></text:span><text:span text:style-name="symbol0_5f_cpp"><text:span text:style-name="T14">()</text:span></text:span><text:span text:style-name="T14"> </text:span><text:span text:style-name="symbol2_5f_cpp"><text:span text:style-name="T14">-</text:span></text:span><text:span text:style-name="T14"> </text:span><text:span text:style-name="number_5f_cpp"><text:span text:style-name="T14">2</text:span></text:span><text:span text:style-name="T14"> </text:span><text:span text:style-name="symbol3_5f_cpp"><text:span text:style-name="T14">&amp;&amp;</text:span></text:span></text:p>
      <text:p text:style-name="P21"><text:span text:style-name="T14"><text:tab/><text:tab/><text:tab/></text:span><text:span text:style-name="symbol0_5f_cpp"><text:span text:style-name="T14">(</text:span></text:span><text:span text:style-name="T14"> </text:span><text:span text:style-name="symbol0_5f_cpp"><text:span text:style-name="T14">(</text:span></text:span><text:span text:style-name="T14">shortcut </text:span><text:span text:style-name="symbol1_5f_cpp"><text:span text:style-name="T14">&gt;</text:span></text:span><text:span text:style-name="T14"> </text:span><text:span text:style-name="number_5f_cpp"><text:span text:style-name="T14">64</text:span></text:span><text:span text:style-name="T14"> </text:span><text:span text:style-name="symbol3_5f_cpp"><text:span text:style-name="T14">&amp;&amp;</text:span></text:span><text:span text:style-name="T14"> shortcut </text:span><text:span text:style-name="symbol1_5f_cpp"><text:span text:style-name="T14">&lt;</text:span></text:span><text:span text:style-name="T14"> </text:span><text:span text:style-name="number_5f_cpp"><text:span text:style-name="T14">91</text:span></text:span><text:span text:style-name="symbol0_5f_cpp"><text:span text:style-name="T14">)</text:span></text:span><text:span text:style-name="T14"> </text:span><text:span text:style-name="symbol3_5f_cpp"><text:span text:style-name="T14">||</text:span></text:span><text:span text:style-name="T14"> </text:span><text:span text:style-name="symbol0_5f_cpp"><text:span text:style-name="T14">(</text:span></text:span><text:span text:style-name="T14">shortcut </text:span><text:span text:style-name="symbol1_5f_cpp"><text:span text:style-name="T14">&gt;</text:span></text:span><text:span text:style-name="T14"> </text:span><text:span text:style-name="number_5f_cpp"><text:span text:style-name="T14">96</text:span></text:span><text:span text:style-name="T14"> </text:span><text:span text:style-name="symbol3_5f_cpp"><text:span text:style-name="T14">&amp;&amp;</text:span></text:span></text:p>
      <text:p text:style-name="P21"><text:span text:style-name="T14"><text:tab/><text:tab/><text:tab/>shortcut </text:span><text:span text:style-name="symbol1_5f_cpp"><text:span text:style-name="T14">&lt;</text:span></text:span><text:span text:style-name="T14"> </text:span><text:span text:style-name="number_5f_cpp"><text:span text:style-name="T14">123</text:span></text:span><text:span text:style-name="symbol0_5f_cpp"><text:span text:style-name="T14">))</text:span></text:span><text:span text:style-name="T14"> </text:span><text:span text:style-name="symbol0_5f_cpp"><text:span text:style-name="T14">)</text:span></text:span><text:span text:style-name="T14"> </text:span></text:p>
      <text:p text:style-name="P20"><text:span text:style-name="T14"><text:tab/><text:tab/></text:span><text:span text:style-name="symbol0_5f_cpp"><text:span text:style-name="T14">{</text:span></text:span><text:span text:style-name="T14"> </text:span></text:p>
      <text:p text:style-name="P20"><text:soft-page-break/><text:span text:style-name="T14"><text:tab/><text:tab/><text:tab/>string.</text:span><text:span text:style-name="member0_5f_cpp"><text:span text:style-name="T14">Truncate</text:span></text:span><text:span text:style-name="symbol0_5f_cpp"><text:span text:style-name="T14">(</text:span></text:span><text:span text:style-name="T14">dashpos</text:span><text:span text:style-name="symbol0_5f_cpp"><text:span text:style-name="T14">)</text:span></text:span><text:span text:style-name="symbol4_5f_cpp"><text:span text:style-name="T14">;</text:span></text:span><text:span text:style-name="T14"> </text:span></text:p>
      <text:p text:style-name="P24"><text:tab/><text:tab/><text:tab/> </text:p>
      <text:p text:style-name="P21"><text:span text:style-name="T14"><text:tab/><text:tab/><text:tab/></text:span><text:span text:style-name="comment0_5f_cpp"><text:span text:style-name="T14">// This sucker will have the same exact keyboard shortcut</text:span></text:span></text:p>
      <text:p text:style-name="P21"><text:span text:style-name="T14"><text:tab/><text:tab/><text:tab/></text:span><text:span text:style-name="comment0_5f_cpp"><text:span text:style-name="T14">// as Tracker. :)<text:tab/><text:tab/> </text:span></text:span></text:p>
      <text:p text:style-name="P21"><text:span text:style-name="T14"><text:tab/><text:tab/><text:tab/>item </text:span><text:span text:style-name="symbol1_5f_cpp"><text:span text:style-name="T14">=</text:span></text:span><text:span text:style-name="T14"> </text:span><text:span text:style-name="keyword2_5f_cpp"><text:span text:style-name="T14">new</text:span></text:span><text:span text:style-name="T14"> B</text:span><text:span text:style-name="T15">M</text:span><text:span text:style-name="T14">enuItem</text:span><text:span text:style-name="symbol0_5f_cpp"><text:span text:style-name="T14">(</text:span></text:span><text:span text:style-name="T14">string.</text:span><text:span text:style-name="member0_5f_cpp"><text:span text:style-name="T14">String</text:span></text:span><text:span text:style-name="symbol0_5f_cpp"><text:span text:style-name="T14">()</text:span></text:span><text:span text:style-name="T14">, addonmsg,</text:span></text:p>
      <text:p text:style-name="P21"><text:span text:style-name="T14"><text:tab/><text:tab/><text:tab/><text:tab/><text:tab/><text:tab/></text:span><text:span text:style-name="symbol0_5f_cpp"><text:span text:style-name="T14">(</text:span></text:span><text:span text:style-name="keyword3_5f_cpp"><text:span text:style-name="T14">char</text:span></text:span><text:span text:style-name="symbol0_5f_cpp"><text:span text:style-name="T14">)</text:span></text:span><text:span text:style-name="T14">shortcut, </text:span></text:p>
      <text:p text:style-name="P20"><text:span text:style-name="T14"><text:tab/><text:tab/><text:tab/><text:tab/><text:tab/><text:tab/>B_COMMAND_KEY </text:span><text:span text:style-name="symbol3_5f_cpp"><text:span text:style-name="T14">|</text:span></text:span><text:span text:style-name="T14"> B_OPTION_KEY</text:span><text:span text:style-name="symbol0_5f_cpp"><text:span text:style-name="T14">)</text:span></text:span><text:span text:style-name="symbol4_5f_cpp"><text:span text:style-name="T14">;</text:span></text:span><text:span text:style-name="T14"> </text:span></text:p>
      <text:p text:style-name="P20"><text:span text:style-name="T14"><text:tab/><text:tab/></text:span><text:span text:style-name="symbol0_5f_cpp"><text:span text:style-name="T14">}</text:span></text:span><text:span text:style-name="T14"> </text:span></text:p>
      <text:p text:style-name="P20"><text:span text:style-name="T14"><text:tab/><text:tab/></text:span><text:span text:style-name="keyword0_5f_cpp"><text:span text:style-name="T14">else</text:span></text:span><text:span text:style-name="T14"> </text:span></text:p>
      <text:p text:style-name="P20"><text:span text:style-name="T14"><text:tab/><text:tab/><text:tab/>item </text:span><text:span text:style-name="symbol1_5f_cpp"><text:span text:style-name="T14">=</text:span></text:span><text:span text:style-name="T14"> </text:span><text:span text:style-name="keyword2_5f_cpp"><text:span text:style-name="T14">new</text:span></text:span><text:span text:style-name="T14"> BMenuItem</text:span><text:span text:style-name="symbol0_5f_cpp"><text:span text:style-name="T14">(</text:span></text:span><text:span text:style-name="T14">string.</text:span><text:span text:style-name="member0_5f_cpp"><text:span text:style-name="T14">String</text:span></text:span><text:span text:style-name="symbol0_5f_cpp"><text:span text:style-name="T14">()</text:span></text:span><text:span text:style-name="T14">,addonmsg</text:span><text:span text:style-name="symbol0_5f_cpp"><text:span text:style-name="T14">)</text:span></text:span><text:span text:style-name="symbol4_5f_cpp"><text:span text:style-name="T14">;</text:span></text:span><text:span text:style-name="T14"> </text:span></text:p>
      <text:p text:style-name="P20"><text:span text:style-name="T14"><text:tab/><text:tab/>menu</text:span><text:span text:style-name="symbol2_5f_cpp"><text:span text:style-name="T14">-</text:span></text:span><text:span text:style-name="symbol1_5f_cpp"><text:span text:style-name="T14">&gt;</text:span></text:span><text:span text:style-name="T14">AddItem</text:span><text:span text:style-name="symbol0_5f_cpp"><text:span text:style-name="T14">(</text:span></text:span><text:span text:style-name="T14">item</text:span><text:span text:style-name="symbol0_5f_cpp"><text:span text:style-name="T14">)</text:span></text:span><text:span text:style-name="symbol4_5f_cpp"><text:span text:style-name="T14">;</text:span></text:span><text:span text:style-name="T14"> </text:span></text:p>
      <text:p text:style-name="P20"><text:span text:style-name="T14"><text:tab/></text:span><text:span text:style-name="symbol0_5f_cpp"><text:span text:style-name="T14">}</text:span></text:span><text:span text:style-name="T14"> </text:span></text:p>
      <text:p text:style-name="P20"><text:span text:style-name="symbol0_5f_cpp"><text:span text:style-name="T14">}</text:span></text:span></text:p>
      <text:p text:style-name="CodeBlock"/>
      <text:p text:style-name="P27"><text:span text:style-name="T19">The key parts of this code are </text:span><text:span text:style-name="Code"><text:span text:style-name="T19">load_add_on()</text:span></text:span><text:span text:style-name="T19"> and </text:span><text:span text:style-name="Code"><text:span text:style-name="T19">get_image_symbol()</text:span></text:span><text:span text:style-name="T19">. The former attempts to load the specified file as an add-on. It works for applications, add-ons, and shared libraries. If successful, </text:span><text:span text:style-name="Code"><text:span text:style-name="T19">load_add_on()</text:span></text:span><text:span text:style-name="T19"> returns an </text:span><text:span text:style-name="Code"><text:span text:style-name="T19">addon_id</text:span></text:span><text:span text:style-name="T19"> which has a value greater than zero. The </text:span><text:span text:style-name="Code"><text:span text:style-name="T19">addon_id</text:span></text:span><text:span text:style-name="T19"> itself is just a handle, so as long as the value isn't negative, you won't run into any problems. </text:span><text:span text:style-name="Code"><text:span text:style-name="T20">get_image_symbol()</text:span></text:span><text:span text:style-name="T20"> in this instance looks for a function. Make sure that the function pointer you pass to it </text:span><text:span text:style-name="Strong_20_Emphasis"><text:span text:style-name="T20">exactly</text:span></text:span><text:span text:style-name="T20"> matches all parameters, types, and return values for the function you're looking for in the add-on. If it doesn't, </text:span><text:span text:style-name="T21">then you will probably be looking for bizarre errors which will give you a few more gray hairs in the process of finding them.</text:span></text:p>
      <text:h text:style-name="Heading_20_2" text:outline-level="2"><text:span text:style-name="T21">Concluding Thoughts</text:span></text:h>
      <text:p text:style-name="P28"><text:span text:style-name="T21">Developing add-ons for your applications is a great way to easily extend them without a major amount of work. <text:s/>Because you define the interaction between your add-ons and your program, they can be as powerful as you want them to be. There is one caveat, however: a bad add-on can crash your application, so there are some stability and security issues to keep in mind. Nevertheless, they are incredibly handy, simple to use, and a worthwhile tool in any developer's bag of tricks.</text:span></text:p>
      <text:p text:style-name="P28"><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5-08T07:57:19</dc:date>
    <meta:editing-duration>PT143H48M38S</meta:editing-duration>
    <meta:editing-cycles>2203</meta:editing-cycles>
    <meta:generator>OpenOffice.org/3.2$Linux OpenOffice.org_project/320m19$Build-9505</meta:generator>
    <dc:creator>DarkWyrm </dc:creator>
    <meta:document-statistic meta:table-count="0" meta:image-count="1" meta:object-count="0" meta:page-count="5" meta:paragraph-count="119" meta:word-count="1448" meta:character-count="9068"/>
    <meta:user-defined meta:name="Info 1"/>
    <meta:user-defined meta:name="Info 2"/>
    <meta:user-defined meta:name="Info 3"/>
    <meta:user-defined meta:name="Info 4"/>
  </office:meta>
</office:document-meta>
</file>